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>
  <office:scripts/>
  <office:font-face-decls>
    <style:font-face style:name="Segoe UI" svg:font-family="'Segoe UI'"/>
    <style:font-face style:name="Consolas" svg:font-family="Consolas" style:font-adornments="Standard" style:font-family-generic="modern" style:font-pitch="fixed"/>
    <style:font-face style:name="Courier New" svg:font-family="'Courier New'" style:font-adornments="Standard" style:font-family-generic="modern" style:font-pitch="fixed"/>
  </office:font-face-decls>
  <office:automatic-styles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Hal Spacejock book one - Sample yWriter Project</text:p>
      <text:p text:style-name="Subtitle">Simon Haynes</text:p>
      <text:h text:style-name="Heading_20_2" text:outline-level="2">Black Gull</text:h>
      <text:section text:style-name="Sect1" text:name="lc1">
        <text:p text:style-name="Text_20_body">Hal's ship, a decrepit old freighter he bought with a dodgy loan</text:p>
      </text:section>
      <text:h text:style-name="Heading_20_2" text:outline-level="2">Lamira Spaceport</text:h>
      <text:section text:style-name="Sect1" text:name="lc2">
        <text:p text:style-name="Text_20_body">A neat, tidy spaceport on Lamira.</text:p>
      </text:section>
      <text:h text:style-name="Heading_20_2" text:outline-level="2">Planet Forg</text:h>
      <text:section text:style-name="Sect1" text:name="lc3">
        <text:p text:style-name="Text_20_body">An earth-like, slightly polluted planet.</text:p>
      </text:section>
      <text:h text:style-name="Heading_20_2" text:outline-level="2">Jerling Enterprises</text:h>
      <text:section text:style-name="Sect1" text:name="lc4">
        <text:p text:style-name="Text_20_body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>
  <office:font-face-decls>
    <style:font-face style:name="Segoe UI" svg:font-family="'Segoe UI'"/>
    <style:font-face style:name="Consolas" svg:font-family="Consolas" style:font-adornments="Standard" style:font-family-generic="modern" style:font-pitch="fixed"/>
    <style:font-face style:name="Courier New" svg:font-family="'Courier New'" style:font-adornments="Standard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0pt" fo:language="de" fo:country="DE" style:font-size-asian="10pt" style:language-asian="zxx" style:country-asian="none" style:font-size-complex="1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fo:color="#000000" style:font-name="Segoe UI" fo:font-size="10pt" fo:language="de" fo:country="DE" style:font-name-asian="Segoe UI" style:font-size-asian="10pt" style:language-asian="zxx" style:country-asian="none" style:font-name-complex="Segoe UI" style:font-size-complex="1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0.73cm" style:page-number="auto"/>
      <style:text-properties style:font-name="Courier New" fo:font-size="12pt" fo:font-weight="normal"/>
    </style:style>
    <style:style style:name="Text_20_body" style:display-name="Text body" style:family="paragraph" style:parent-style-name="Standard" style:next-style-name="First_20_line_20_indent" style:class="text" style:master-page-name="">
      <style:paragraph-properties style:page-number="auto">
        <style:tab-stops/>
      </style:paragraph-properties>
    </style:style>
    <style:style style:name="First_20_line_20_indent" style:display-name="First line indent" style:family="paragraph" style:parent-style-name="Text_20_body" style:class="text" style:master-page-name="">
      <style:paragraph-properties loext:contextual-spacing="false" fo:margin="100%" fo:margin-left="0cm" fo:margin-right="0cm" fo:margin-top="0cm" fo:margin-bottom="0cm" fo:text-indent="0.499cm" style:auto-text-indent="false" style:page-number="auto"/>
    </style:style>
    <style:style style:name="Hanging_20_indent" style:display-name="Hanging indent" style:family="paragraph" style:parent-style-name="Text_20_body" style:class="text">
      <style:paragraph-properties loext:contextual-spacing="false" fo:margin="100%" fo:margin-left="1cm" fo:margin-right="0cm" fo:margin-top="0cm" fo:margin-bottom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loext:contextual-spacing="false" fo:margin="100%" fo:margin-left="0.499cm" fo:margin-right="0cm" fo:margin-top="0cm" fo:margin-bottom="0cm" fo:text-indent="0cm" style:auto-text-indent="false"/>
    </style:style>
    <style:style style:name="Heading" style:family="paragraph" style:parent-style-name="Standard" style:next-style-name="Text_20_body" style:class="text" style:master-page-name="">
      <style:paragraph-properties fo:line-height="0.73cm" fo:text-align="center" style:justify-single-word="false" style:page-number="auto" fo:keep-with-next="always">
        <style:tab-stops/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 style:master-page-name="">
      <style:paragraph-properties loext:contextual-spacing="false" fo:margin-top="1.461cm" fo:margin-bottom="0.73cm" style:page-number="auto">
        <style:tab-stops/>
      </style:paragraph-properties>
      <style:text-properties fo:text-transform="uppercase" fo:font-weight="bold"/>
    </style:style>
    <style:style style:name="Heading_20_2" style:display-name="Heading 2" style:family="paragraph" style:parent-style-name="Heading" style:next-style-name="Text_20_body" style:default-outline-level="2" style:list-style-name="" style:class="text" style:master-page-name="">
      <style:paragraph-properties loext:contextual-spacing="false" fo:margin-top="1.461cm" fo:margin-bottom="0.73cm" style:page-number="auto"/>
      <style:text-properties fo:font-weight="bold"/>
    </style:style>
    <style:style style:name="Heading_20_3" style:display-name="Heading 3" style:family="paragraph" style:parent-style-name="Heading" style:next-style-name="Text_20_body" style:default-outline-level="3" style:list-style-name="" style:class="text" style:master-page-name="">
      <style:paragraph-properties loext:contextual-spacing="false" fo:margin-top="0.73cm" fo:margin-bottom="0.73cm" style:page-number="auto"/>
      <style:text-properties fo:font-style="italic"/>
    </style:style>
    <style:style style:name="Heading_20_4" style:display-name="Heading 4" style:family="paragraph" style:parent-style-name="Heading" style:next-style-name="Text_20_body" style:default-outline-level="" style:list-style-name="" style:class="text" style:master-page-name="">
      <style:paragraph-properties fo:margin-top="0.73cm" fo:margin-bottom="0.73cm" style:page-number="auto"/>
    </style:style>
    <style:style style:name="Heading_20_5" style:display-name="Heading 5" style:family="paragraph" style:parent-style-name="Heading" style:next-style-name="Text_20_body" style:default-outline-level="" style:list-style-name="" style:class="text" style:master-page-name="">
      <style:paragraph-properties style:page-number="auto"/>
    </style:style>
    <style:style style:name="Heading_20_6" style:display-name="Heading 6" style:family="paragraph" style:parent-style-name="Heading" style:next-style-name="Text_20_body" style:default-outline-level="" style:list-style-name="" style:class="text"/>
    <style:style style:name="Heading_20_7" style:display-name="Heading 7" style:family="paragraph" style:parent-style-name="Heading" style:next-style-name="Text_20_body" style:default-outline-level="" style:list-style-name="" style:class="text"/>
    <style:style style:name="Heading_20_8" style:display-name="Heading 8" style:family="paragraph" style:parent-style-name="Heading" style:next-style-name="Text_20_body" style:default-outline-level="" style:list-style-name="" style:class="text"/>
    <style:style style:name="Heading_20_9" style:display-name="Heading 9" style:family="paragraph" style:parent-style-name="Heading" style:next-style-name="Text_20_body" style:default-outline-level="" style:list-style-name="" style:class="text"/>
    <style:style style:name="Heading_20_10" style:display-name="Heading 10" style:family="paragraph" style:parent-style-name="Heading" style:next-style-name="Text_20_body" style:default-outline-level="10" style:list-style-name="" style:class="text">
      <style:text-properties fo:font-size="75%" fo:font-weight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 style:master-page-name="">
      <style:paragraph-properties fo:text-align="end" style:justify-single-word="false" style:page-number="auto" fo:padding="0.049cm" fo:border-left="none" fo:border-right="none" fo:border-top="none" fo:border-bottom="0.002cm solid #000000" style:shadow="none">
        <style:tab-stops>
          <style:tab-stop style:position="8.5cm" style:type="center"/>
          <style:tab-stop style:position="17.002cm" style:type="right"/>
        </style:tab-stops>
      </style:paragraph-properties>
      <style:text-properties fo:font-variant="normal" fo:text-transform="none" fo:font-style="italic"/>
    </style:style>
    <style:style style:name="Header_20_left" style:display-name="Header left" style:family="paragraph" style:parent-style-name="Standard" style:class="extra">
      <style:paragraph-properties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8.5cm" style:type="center"/>
          <style:tab-stop style:position="17.002cm" style:type="right"/>
        </style:tab-stops>
      </style:paragraph-properties>
      <style:text-properties fo:font-size="11pt"/>
    </style:style>
    <style:style style:name="Footer_20_left" style:display-name="Footer left" style:family="paragraph" style:parent-style-name="Standard" style:class="extra">
      <style:paragraph-properties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Title" style:family="paragraph" style:parent-style-name="Standard" style:next-style-name="Subtitle" style:class="chapter" style:master-page-name="">
      <style:paragraph-properties loext:contextual-spacing="false" fo:margin="100%" fo:margin-left="0cm" fo:margin-right="0cm" fo:margin-top="0cm" fo:margin-bottom="0cm" fo:line-height="200%" fo:text-align="center" style:justify-single-word="false" fo:text-indent="0cm" style:auto-text-indent="false" style:page-number="auto" fo:background-color="transparent" fo:padding="0cm" fo:border="none" text:number-lines="false" text:line-number="0">
        <style:tab-stops/>
        <style:background-image/>
      </style:paragraph-properties>
      <style:text-properties fo:text-transform="uppercase" fo:font-weight="normal" style:letter-kerning="false"/>
    </style:style>
    <style:style style:name="Subtitle" style:family="paragraph" style:parent-style-name="Title" style:class="chapter" style:master-page-name="">
      <style:paragraph-properties loext:contextual-spacing="false" fo:margin-top="0cm" fo:margin-bottom="0cm" style:page-number="auto"/>
      <style:text-properties fo:font-variant="normal" fo:text-transform="none" fo:letter-spacing="normal" fo:font-style="italic" fo:font-weight="normal"/>
    </style:style>
    <style:style style:name="Quotations" style:family="paragraph" style:parent-style-name="Text_20_body" style:class="html">
      <style:paragraph-properties fo:margin="100%" fo:margin-left="1cm" fo:margin-right="0cm" fo:margin-top="0cm" fo:margin-bottom="0cm" fo:text-indent="0cm" style:auto-text-indent="false"/>
      <style:text-properties style:font-name="Consolas"/>
    </style:style>
    <style:style style:name="yWriter_20_mark" style:display-name="yWriter mark" style:family="paragraph" style:parent-style-name="Standard" style:next-style-name="Standard" style:class="text">
      <style:text-properties fo:color="#008000" fo:font-size="10pt"/>
    </style:style>
    <style:style style:name="yWriter_20_mark_20_unused" style:display-name="yWriter mark unused" style:family="paragraph" style:parent-style-name="Standard" style:next-style-name="Standard" style:class="text">
      <style:text-properties fo:color="#808080" fo:font-size="10pt"/>
    </style:style>
    <style:style style:name="yWriter_20_mark_20_notes" style:display-name="yWriter mark notes" style:family="paragraph" style:parent-style-name="Standard" style:next-style-name="Standard" style:class="text">
      <style:text-properties fo:color="#0000ff" fo:font-size="10pt"/>
    </style:style>
    <style:style style:name="yWriter_20_mark_20_todo" style:display-name="yWriter mark todo" style:family="paragraph" style:parent-style-name="Standard" style:next-style-name="Standard" style:class="text">
      <style:text-properties fo:color="#b22222" fo:font-size="10pt"/>
    </style:style>
    <style:style style:name="Emphasis" style:family="text">
      <style:text-properties fo:font-style="italic" fo:background-color="transparent"/>
    </style:style>
    <style:style style:name="Strong_20_Emphasis" style:display-name="Strong Emphasis" style:family="text">
      <style:text-properties fo:text-transform="upperca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aper-tray-name="[From printer settings]" style:print-orientation="portrait" fo:margin-top="3.2cm" fo:margin-bottom="2.499cm" fo:margin-left="2.701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699cm" fo:margin-left="0cm" fo:margin-right="0cm" fo:margin-top="1.199cm" style:shadow="none" style:dynamic-spacing="false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dc:title>Hal Spacejock book one - Sample yWriter Project</dc:title>
    <dc:description>An incompetent, accident-prone pilot is given one last chance to save his ship. An ageing robot is trusted with a midnight landing in a deserted field. And a desperate businessman is prepared to sacrifice both of them to get what he wants...

Combining relentless action with non-stop laughs, Hal Spacejock explodes onto the science fiction scene with the subtlety of a meteor strike and the hushed reverence of a used car salesman.</dc:description>
    <dc:subject/>
    <meta:keyword/>
    <meta:initial-creator>Simon Haynes</meta:initial-creator>
    <dc:creator>Peter Triesberger</dc:creator>
    <meta:creation-date>2023-02-02T14:30:33Z</meta:creation-date>
    <dc:date>2024-11-27T23:45:32.90</dc:date>
    <meta:document-statistic meta:table-count="0" meta:image-count="0" meta:object-count="0" meta:page-count="1" meta:paragraph-count="10" meta:word-count="42" meta:character-count="253"/>
    <meta:editing-duration>PT45S</meta:editing-duration>
    <meta:editing-cycles>1</meta:editing-cycles>
  </office:meta>
</office:document-meta>
</file>